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7cccb" officeooo:paragraph-rsid="0017cccb"/>
    </style:style>
    <style:style style:name="P2" style:family="paragraph" style:parent-style-name="Subtitle">
      <style:text-properties officeooo:rsid="00889f1f" officeooo:paragraph-rsid="00889f1f"/>
    </style:style>
    <style:style style:name="P3" style:family="paragraph" style:parent-style-name="Subtitle">
      <style:text-properties officeooo:rsid="00b46676" officeooo:paragraph-rsid="00b46676"/>
    </style:style>
    <style:style style:name="P4" style:family="paragraph" style:parent-style-name="Subtitle">
      <style:text-properties officeooo:rsid="00c8c691" officeooo:paragraph-rsid="00c8c691"/>
    </style:style>
    <style:style style:name="P5" style:family="paragraph" style:parent-style-name="Subtitle">
      <style:text-properties officeooo:rsid="00fac721" officeooo:paragraph-rsid="00fac721"/>
    </style:style>
    <style:style style:name="P6" style:family="paragraph" style:parent-style-name="Title">
      <style:text-properties officeooo:rsid="00177fd8" officeooo:paragraph-rsid="00177fd8"/>
    </style:style>
    <style:style style:name="P7" style:family="paragraph" style:parent-style-name="Text_20_body">
      <style:paragraph-properties fo:text-align="justify" style:justify-single-word="false"/>
      <style:text-properties officeooo:rsid="001ff080" officeooo:paragraph-rsid="001ff080"/>
    </style:style>
    <style:style style:name="P8" style:family="paragraph" style:parent-style-name="Text_20_body">
      <style:paragraph-properties fo:text-align="justify" style:justify-single-word="false"/>
      <style:text-properties officeooo:rsid="008b0e79" officeooo:paragraph-rsid="008b0e79"/>
    </style:style>
    <style:style style:name="P9" style:family="paragraph" style:parent-style-name="Text_20_body">
      <style:paragraph-properties fo:text-align="justify" style:justify-single-word="false"/>
      <style:text-properties officeooo:rsid="00a32b41" officeooo:paragraph-rsid="00a32b41"/>
    </style:style>
    <style:style style:name="P10" style:family="paragraph" style:parent-style-name="Text_20_body">
      <style:paragraph-properties fo:text-align="justify" style:justify-single-word="false"/>
      <style:text-properties officeooo:rsid="00b88575" officeooo:paragraph-rsid="00b88575"/>
    </style:style>
    <style:style style:name="P11" style:family="paragraph" style:parent-style-name="Text_20_body">
      <style:paragraph-properties fo:text-align="justify" style:justify-single-word="false"/>
      <style:text-properties officeooo:rsid="00cadeca" officeooo:paragraph-rsid="00cadeca"/>
    </style:style>
    <style:style style:name="P12" style:family="paragraph" style:parent-style-name="Text_20_body">
      <style:paragraph-properties fo:text-align="justify" style:justify-single-word="false"/>
      <style:text-properties officeooo:rsid="00ff5b15" officeooo:paragraph-rsid="00ff5b15"/>
    </style:style>
    <style:style style:name="P13" style:family="paragraph" style:parent-style-name="Text_20_body">
      <style:paragraph-properties fo:text-align="justify" style:justify-single-word="false"/>
      <style:text-properties officeooo:rsid="01324c71" officeooo:paragraph-rsid="01324c7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9da9" style:font-weight-asian="bold" style:font-weight-complex="bold"/>
    </style:style>
    <style:style style:name="T3" style:family="text">
      <style:text-properties fo:font-weight="bold" officeooo:rsid="008df440" style:font-weight-asian="bold" style:font-weight-complex="bold"/>
    </style:style>
    <style:style style:name="T4" style:family="text">
      <style:text-properties fo:font-weight="bold" officeooo:rsid="008fa68b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19da9" style:font-weight-asian="normal" style:font-weight-complex="normal"/>
    </style:style>
    <style:style style:name="T7" style:family="text">
      <style:text-properties fo:font-weight="normal" officeooo:rsid="0029177d" style:font-weight-asian="normal" style:font-weight-complex="normal"/>
    </style:style>
    <style:style style:name="T8" style:family="text">
      <style:text-properties fo:font-weight="normal" officeooo:rsid="008df440" style:font-weight-asian="normal" style:font-weight-complex="normal"/>
    </style:style>
    <style:style style:name="T9" style:family="text">
      <style:text-properties fo:font-weight="normal" officeooo:rsid="008fa68b" style:font-weight-asian="normal" style:font-weight-complex="normal"/>
    </style:style>
    <style:style style:name="T10" style:family="text">
      <style:text-properties fo:font-weight="normal" officeooo:rsid="008fdc6d" style:font-weight-asian="normal" style:font-weight-complex="normal"/>
    </style:style>
    <style:style style:name="T11" style:family="text">
      <style:text-properties fo:font-style="italic" fo:font-weight="normal" officeooo:rsid="002b7f4e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29177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2ae30f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8fdc6d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bold" officeooo:rsid="002df697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45f5b9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7406c2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7b2359" style:font-style-asian="italic" style:font-weight-asian="bold" style:font-style-complex="italic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dfc65f" style:font-style-asian="italic" style:font-style-complex="italic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df697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dfdc4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fe4ab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1683d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2827b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39c34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b3acf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c1431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025d6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45f5b9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472962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490770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4adf68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4c6df6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4dafef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4edb30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5c4633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5c8416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5e2fe8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5eab43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5f437b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60d81a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6130d8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62542e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63b860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644d74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66c35b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671ad3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685864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70d564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72b974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730051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74035e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7406c2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7549f4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7792eb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789ab9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7af866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7b2359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7e187e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7ece7e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80233d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80a4fd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80e69d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82254d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83d73b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86a81c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8fdc6d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915e3b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93402e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94b4c7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9634e3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984824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9ab00f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9ba4f4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9ccfa5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a75197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aa7642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aee3fe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b08fb5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b09cc2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bbedb7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bc5f18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bd7b1e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bdac54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bdf9e0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beda76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bf4d3b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c0fde2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c21a6e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c2b1d6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c4f906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c51517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c71340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eb4fcb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ebe76d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ed830a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eef268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f06463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f1112b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f195fa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f4a99e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1058e9d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1072657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109fc6c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10b70e1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110ebfa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1141796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115d9de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1175af8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11911e4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11b05cb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11c2ae2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11c4784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11c527f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11e1637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12000d0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12094ce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1223331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122da20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1240f01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124fb48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12667c0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126e7fc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1297625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12b0baa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12bd237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12d23de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1326225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1333255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1339a49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1341993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135814c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13c23d0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13e1256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1408326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141a7cd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1435aef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bold" officeooo:rsid="002fe4ab" style:font-style-asian="normal" style:font-weight-asian="bold" style:font-style-complex="normal" style:font-weight-complex="bold"/>
    </style:style>
    <style:style style:name="T141" style:family="text">
      <style:text-properties fo:font-style="normal" fo:font-weight="bold" officeooo:rsid="003c1431" style:font-style-asian="normal" style:font-weight-asian="bold" style:font-style-complex="normal" style:font-weight-complex="bold"/>
    </style:style>
    <style:style style:name="T142" style:family="text">
      <style:text-properties fo:font-style="normal" fo:font-weight="bold" officeooo:rsid="004025d6" style:font-style-asian="normal" style:font-weight-asian="bold" style:font-style-complex="normal" style:font-weight-complex="bold"/>
    </style:style>
    <style:style style:name="T143" style:family="text">
      <style:text-properties fo:font-style="normal" fo:font-weight="bold" officeooo:rsid="005c4633" style:font-style-asian="normal" style:font-weight-asian="bold" style:font-style-complex="normal" style:font-weight-complex="bold"/>
    </style:style>
    <style:style style:name="T144" style:family="text">
      <style:text-properties fo:font-style="normal" fo:font-weight="bold" officeooo:rsid="005eab43" style:font-style-asian="normal" style:font-weight-asian="bold" style:font-style-complex="normal" style:font-weight-complex="bold"/>
    </style:style>
    <style:style style:name="T145" style:family="text">
      <style:text-properties fo:font-style="normal" fo:font-weight="bold" officeooo:rsid="00644d74" style:font-style-asian="normal" style:font-weight-asian="bold" style:font-style-complex="normal" style:font-weight-complex="bold"/>
    </style:style>
    <style:style style:name="T146" style:family="text">
      <style:text-properties fo:font-style="normal" fo:font-weight="bold" officeooo:rsid="00671ad3" style:font-style-asian="normal" style:font-weight-asian="bold" style:font-style-complex="normal" style:font-weight-complex="bold"/>
    </style:style>
    <style:style style:name="T147" style:family="text">
      <style:text-properties fo:font-style="normal" fo:font-weight="bold" officeooo:rsid="00685864" style:font-style-asian="normal" style:font-weight-asian="bold" style:font-style-complex="normal" style:font-weight-complex="bold"/>
    </style:style>
    <style:style style:name="T148" style:family="text">
      <style:text-properties fo:font-style="normal" fo:font-weight="bold" officeooo:rsid="00789ab9" style:font-style-asian="normal" style:font-weight-asian="bold" style:font-style-complex="normal" style:font-weight-complex="bold"/>
    </style:style>
    <style:style style:name="T149" style:family="text">
      <style:text-properties fo:font-style="normal" fo:font-weight="bold" officeooo:rsid="007e187e" style:font-style-asian="normal" style:font-weight-asian="bold" style:font-style-complex="normal" style:font-weight-complex="bold"/>
    </style:style>
    <style:style style:name="T150" style:family="text">
      <style:text-properties fo:font-style="normal" fo:font-weight="bold" officeooo:rsid="0080233d" style:font-style-asian="normal" style:font-weight-asian="bold" style:font-style-complex="normal" style:font-weight-complex="bold"/>
    </style:style>
    <style:style style:name="T151" style:family="text">
      <style:text-properties fo:font-style="normal" fo:font-weight="bold" officeooo:rsid="0094b4c7" style:font-style-asian="normal" style:font-weight-asian="bold" style:font-style-complex="normal" style:font-weight-complex="bold"/>
    </style:style>
    <style:style style:name="T152" style:family="text">
      <style:text-properties fo:font-style="normal" fo:font-weight="bold" officeooo:rsid="00aee3fe" style:font-style-asian="normal" style:font-weight-asian="bold" style:font-style-complex="normal" style:font-weight-complex="bold"/>
    </style:style>
    <style:style style:name="T153" style:family="text">
      <style:text-properties fo:font-style="normal" fo:font-weight="bold" officeooo:rsid="00bbedb7" style:font-style-asian="normal" style:font-weight-asian="bold" style:font-style-complex="normal" style:font-weight-complex="bold"/>
    </style:style>
    <style:style style:name="T154" style:family="text">
      <style:text-properties fo:font-style="normal" fo:font-weight="bold" officeooo:rsid="00eb4fcb" style:font-style-asian="normal" style:font-weight-asian="bold" style:font-style-complex="normal" style:font-weight-complex="bold"/>
    </style:style>
    <style:style style:name="T155" style:family="text">
      <style:text-properties fo:font-style="normal" fo:font-weight="bold" officeooo:rsid="00eef268" style:font-style-asian="normal" style:font-weight-asian="bold" style:font-style-complex="normal" style:font-weight-complex="bold"/>
    </style:style>
    <style:style style:name="T156" style:family="text">
      <style:text-properties fo:font-style="normal" fo:font-weight="bold" officeooo:rsid="00f4a99e" style:font-style-asian="normal" style:font-weight-asian="bold" style:font-style-complex="normal" style:font-weight-complex="bold"/>
    </style:style>
    <style:style style:name="T157" style:family="text">
      <style:text-properties fo:font-style="normal" fo:font-weight="bold" officeooo:rsid="01058e9d" style:font-style-asian="normal" style:font-weight-asian="bold" style:font-style-complex="normal" style:font-weight-complex="bold"/>
    </style:style>
    <style:style style:name="T158" style:family="text">
      <style:text-properties fo:font-style="normal" fo:font-weight="bold" officeooo:rsid="01072657" style:font-style-asian="normal" style:font-weight-asian="bold" style:font-style-complex="normal" style:font-weight-complex="bold"/>
    </style:style>
    <style:style style:name="T159" style:family="text">
      <style:text-properties fo:font-style="normal" fo:font-weight="bold" officeooo:rsid="0109fc6c" style:font-style-asian="normal" style:font-weight-asian="bold" style:font-style-complex="normal" style:font-weight-complex="bold"/>
    </style:style>
    <style:style style:name="T160" style:family="text">
      <style:text-properties fo:font-style="normal" fo:font-weight="bold" officeooo:rsid="0115d9de" style:font-style-asian="normal" style:font-weight-asian="bold" style:font-style-complex="normal" style:font-weight-complex="bold"/>
    </style:style>
    <style:style style:name="T161" style:family="text">
      <style:text-properties fo:font-style="normal" fo:font-weight="bold" officeooo:rsid="011911e4" style:font-style-asian="normal" style:font-weight-asian="bold" style:font-style-complex="normal" style:font-weight-complex="bold"/>
    </style:style>
    <style:style style:name="T162" style:family="text">
      <style:text-properties fo:font-style="normal" fo:font-weight="bold" officeooo:rsid="011e1637" style:font-style-asian="normal" style:font-weight-asian="bold" style:font-style-complex="normal" style:font-weight-complex="bold"/>
    </style:style>
    <style:style style:name="T163" style:family="text">
      <style:text-properties fo:font-style="normal" fo:font-weight="bold" officeooo:rsid="012094ce" style:font-style-asian="normal" style:font-weight-asian="bold" style:font-style-complex="normal" style:font-weight-complex="bold"/>
    </style:style>
    <style:style style:name="T164" style:family="text">
      <style:text-properties fo:font-style="normal" fo:font-weight="bold" officeooo:rsid="012d23de" style:font-style-asian="normal" style:font-weight-asian="bold" style:font-style-complex="normal" style:font-weight-complex="bold"/>
    </style:style>
    <style:style style:name="T165" style:family="text">
      <style:text-properties fo:font-style="normal" fo:font-weight="bold" officeooo:rsid="01326225" style:font-style-asian="normal" style:font-weight-asian="bold" style:font-style-complex="normal" style:font-weight-complex="bold"/>
    </style:style>
    <style:style style:name="T166" style:family="text">
      <style:text-properties fo:font-style="normal" fo:font-weight="bold" officeooo:rsid="01341993" style:font-style-asian="normal" style:font-weight-asian="bold" style:font-style-complex="normal" style:font-weight-complex="bold"/>
    </style:style>
    <style:style style:name="T167" style:family="text">
      <style:text-properties fo:font-style="normal" fo:font-weight="bold" officeooo:rsid="013e1256" style:font-style-asian="normal" style:font-weight-asian="bold" style:font-style-complex="normal" style:font-weight-complex="bold"/>
    </style:style>
    <style:style style:name="T168" style:family="text">
      <style:text-properties fo:font-style="normal" fo:font-weight="bold" officeooo:rsid="01408326" style:font-style-asian="normal" style:font-weight-asian="bold" style:font-style-complex="normal" style:font-weight-complex="bold"/>
    </style:style>
    <style:style style:name="T169" style:family="text">
      <style:text-properties fo:font-style="normal" fo:font-weight="bold" officeooo:rsid="0141a7cd" style:font-style-asian="normal" style:font-weight-asian="bold" style:font-style-complex="normal" style:font-weight-complex="bold"/>
    </style:style>
    <style:style style:name="T170" style:family="text">
      <style:text-properties fo:font-style="normal" fo:font-weight="bold" officeooo:rsid="01435aef" style:font-style-asian="normal" style:font-weight-asian="bold" style:font-style-complex="normal" style:font-weight-complex="bold"/>
    </style:style>
    <style:style style:name="T171" style:family="text">
      <style:text-properties fo:font-style="normal" style:font-style-asian="normal" style:font-style-complex="normal"/>
    </style:style>
    <style:style style:name="T172" style:family="text">
      <style:text-properties fo:font-style="normal" officeooo:rsid="00ba7fbf" style:font-style-asian="normal" style:font-style-complex="normal"/>
    </style:style>
    <style:style style:name="T173" style:family="text">
      <style:text-properties fo:font-style="normal" officeooo:rsid="00bbedb7" style:font-style-asian="normal" style:font-style-complex="normal"/>
    </style:style>
    <style:style style:name="T174" style:family="text">
      <style:text-properties fo:font-style="normal" officeooo:rsid="00dfc65f" style:font-style-asian="normal" style:font-style-complex="normal"/>
    </style:style>
    <style:style style:name="T175" style:family="text">
      <style:text-properties fo:font-style="normal" officeooo:rsid="00e067f7" style:font-style-asian="normal" style:font-style-complex="normal"/>
    </style:style>
    <style:style style:name="T176" style:family="text">
      <style:text-properties fo:font-style="normal" officeooo:rsid="00e4f6da" style:font-style-asian="normal" style:font-style-complex="normal"/>
    </style:style>
    <style:style style:name="T177" style:family="text">
      <style:text-properties fo:font-style="normal" officeooo:rsid="00e6a121" style:font-style-asian="normal" style:font-style-complex="normal"/>
    </style:style>
    <style:style style:name="T178" style:family="text">
      <style:text-properties fo:font-style="normal" officeooo:rsid="00e889c0" style:font-style-asian="normal" style:font-style-complex="normal"/>
    </style:style>
    <style:style style:name="T179" style:family="text">
      <style:text-properties fo:font-style="normal" officeooo:rsid="00e97335" style:font-style-asian="normal" style:font-style-complex="normal"/>
    </style:style>
    <style:style style:name="T180" style:family="text">
      <style:text-properties fo:font-style="normal" officeooo:rsid="00e9a5eb" style:font-style-asian="normal" style:font-style-complex="normal"/>
    </style:style>
    <style:style style:name="T181" style:family="text">
      <style:text-properties fo:font-style="normal" officeooo:rsid="00eb4fcb" style:font-style-asian="normal" style:font-style-complex="normal"/>
    </style:style>
    <style:style style:name="T182" style:family="text">
      <style:text-properties fo:font-style="normal" officeooo:rsid="00ffb943" style:font-style-asian="normal" style:font-style-complex="normal"/>
    </style:style>
    <style:style style:name="T183" style:family="text">
      <style:text-properties fo:font-style="normal" officeooo:rsid="0101450c" style:font-style-asian="normal" style:font-style-complex="normal"/>
    </style:style>
    <style:style style:name="T184" style:family="text">
      <style:text-properties fo:font-style="normal" officeooo:rsid="010545c8" style:font-style-asian="normal" style:font-style-complex="normal"/>
    </style:style>
    <style:style style:name="T185" style:family="text">
      <style:text-properties fo:font-style="normal" officeooo:rsid="01058e9d" style:font-style-asian="normal" style:font-style-complex="normal"/>
    </style:style>
    <style:style style:name="T186" style:family="text">
      <style:text-properties officeooo:rsid="008edb46"/>
    </style:style>
    <style:style style:name="T187" style:family="text">
      <style:text-properties officeooo:rsid="00cb4177"/>
    </style:style>
    <style:style style:name="T188" style:family="text">
      <style:text-properties officeooo:rsid="00cec8a1"/>
    </style:style>
    <style:style style:name="T189" style:family="text">
      <style:text-properties officeooo:rsid="00d016f5"/>
    </style:style>
    <style:style style:name="T190" style:family="text">
      <style:text-properties officeooo:rsid="00d0586d"/>
    </style:style>
    <style:style style:name="T191" style:family="text">
      <style:text-properties officeooo:rsid="00d1f59c"/>
    </style:style>
    <style:style style:name="T192" style:family="text">
      <style:text-properties officeooo:rsid="00d32cd2"/>
    </style:style>
    <style:style style:name="T193" style:family="text">
      <style:text-properties officeooo:rsid="00d46d21"/>
    </style:style>
    <style:style style:name="T194" style:family="text">
      <style:text-properties officeooo:rsid="00d499c7"/>
    </style:style>
    <style:style style:name="T195" style:family="text">
      <style:text-properties officeooo:rsid="00dfc6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alileo Galilei</text:p>
      <text:p text:style-name="P1">La vita</text:p>
      <text:p text:style-name="P7">Nato a <text:span text:style-name="T1">Pisa</text:span><text:span text:style-name="T5">, </text:span><text:span text:style-name="T6">poté ricevere un’ottima </text:span><text:span text:style-name="T2">educazione artistica, matematica e fisica</text:span><text:span text:style-name="T6"> nella sua città natia. </text:span><text:span text:style-name="T7">Divenne dapprima insegnante di matematica nello </text:span><text:span text:style-name="T11">S</text:span><text:span text:style-name="T12">tudio di Pi</text:span><text:span text:style-name="T13">sa, </text:span><text:span text:style-name="T22">dove si poté dedicare alla scrittura del </text:span><text:span text:style-name="T15">De motu</text:span><text:span text:style-name="T22">, </text:span><text:span text:style-name="T23">poi </text:span><text:span text:style-name="T24">passò ad insegnare </text:span><text:span text:style-name="T25">a 27 anni</text:span><text:span text:style-name="T24"> all’</text:span><text:span text:style-name="T140">Università di Padova</text:span><text:span text:style-name="T24">, </text:span><text:span text:style-name="T25">i</text:span><text:span text:style-name="T26">n cui spese il periodo più felice </text:span><text:span text:style-name="T27">e operoso, </text:span><text:span text:style-name="T28">conoscendo, nello spregiudicato ambiente veneziano, </text:span><text:span text:style-name="T141">Sarpi</text:span><text:span text:style-name="T29"> e </text:span><text:span text:style-name="T141">Sagredo</text:span><text:span text:style-name="T29">.<text:line-break/></text:span><text:span text:style-name="T30">Nel 1609 perfezionò il </text:span><text:span text:style-name="T142">cannocchiale</text:span><text:span text:style-name="T30">, col quale fece importanti </text:span><text:span text:style-name="T142">scoperte</text:span><text:span text:style-name="T30"> </text:span><text:span text:style-name="T31">i cui risultati furono redatti l’anno dopo col </text:span><text:span text:style-name="T16">Sidereus nuncius</text:span><text:span text:style-name="T31">, </text:span><text:span text:style-name="T32">ovvero l’”avviso astronomico” </text:span><text:span text:style-name="T33">per gli scienziati del tempo. </text:span><text:span text:style-name="T34">Questo testo recava impliciti riferimenti alla validità dell’eliocentrismo, in contrasto con l’ideologia della chiesa della controriforma che, inizialmente, </text:span><text:span text:style-name="T35">gli procurò </text:span><text:span text:style-name="T36">ampi riconosciment</text:span><text:span text:style-name="T37">i.<text:line-break/></text:span><text:span text:style-name="T38">Grazie alla sua crescente </text:span><text:span text:style-name="T143">notorietà</text:span><text:span text:style-name="T38">, </text:span><text:span text:style-name="T39">Gali</text:span><text:span text:style-name="T40">lei </text:span><text:span text:style-name="T41">fu richiesto in </text:span><text:span text:style-name="T144">Toscana</text:span><text:span text:style-name="T41"> </text:span><text:span text:style-name="T42">da Cosimo II de’ Medici, </text:span><text:span text:style-name="T43">dove ricevette </text:span><text:span text:style-name="T44">diversi titoli </text:span><text:span text:style-name="T45">e, soprattutto, </text:span><text:span text:style-name="T46">subì </text:span><text:span text:style-name="T47">la </text:span><text:span text:style-name="T145">forte pressione dell’Inquisizione</text:span><text:span text:style-name="T47">, </text:span><text:span text:style-name="T48">che dichiarò </text:span><text:span text:style-name="T146">eretiche</text:span><text:span text:style-name="T49"> </text:span><text:span text:style-name="T147">le tesi copernicane</text:span><text:span text:style-name="T50"> e intimava </text:span><text:span text:style-name="T51">a </text:span><text:span text:style-name="T50">Galilei </text:span><text:span text:style-name="T51">di ritrarre </text:span><text:span text:style-name="T52">le proprie idee, </text:span><text:span text:style-name="T53">difese nelle cosiddette “lettere copernicane”. </text:span><text:span text:style-name="T54">Per tutta risposta, lo scienziato </text:span><text:span text:style-name="T55">scrisse </text:span><text:span text:style-name="T17">Il Saggiatore</text:span><text:span text:style-name="T55">, </text:span><text:span text:style-name="T56">un’opera polemica che apertamente contrastava le visioni aristoteliche e dogmatiche controriformistiche. </text:span><text:span text:style-name="T57">Forte dell’appoggio del cardinale Barberini, </text:span><text:span text:style-name="T58">eletto papa </text:span><text:span text:style-name="T148">Urbano VIII</text:span><text:span text:style-name="T58">, </text:span><text:span text:style-name="T59">Galilei scrisse ancora </text:span><text:span text:style-name="T60">il </text:span><text:span text:style-name="T18">Dialogo sopra i due massimi sistemi del mondo, tolemaico e copernicano</text:span><text:span text:style-name="T60">, </text:span><text:span text:style-name="T61">che provocò la definitiva scelta della condanna al </text:span><text:span text:style-name="T149">carcere perpetuo</text:span><text:span text:style-name="T61"> </text:span><text:span text:style-name="T62">del vecchio scienziato, </text:span><text:span text:style-name="T63">che aveva </text:span><text:span text:style-name="T150">abiurato</text:span><text:span text:style-name="T63"> </text:span><text:span text:style-name="T64">per avere salva la vita. </text:span><text:span text:style-name="T65">Morì </text:span><text:span text:style-name="T66">dopo aver quasi completamente perso la vis</text:span><text:span text:style-name="T67">ta nella villa di Arcetri in cui era stato confinato, </text:span><text:span text:style-name="T68">e dopo aver trascorso tutta la vita a studiare.</text:span></text:p>
      <text:p text:style-name="P2">L’elaborazione del pensiero scientifico e il metodo galileiano</text:p>
      <text:p text:style-name="P8">L’<text:span text:style-name="T186">attività</text:span> galileiana è quella che dà il <text:span text:style-name="T1">colpo di grazia all’autorità aristotelica</text:span><text:span text:style-name="T5">, </text:span><text:span text:style-name="T8">che getta le fondamenta della </text:span><text:span text:style-name="T3">nuova ricerca</text:span><text:span text:style-name="T8">, </text:span><text:span text:style-name="T9">che assicura il </text:span><text:span text:style-name="T4">controllo dell’uomo sulla natura</text:span><text:span text:style-name="T9">, senza che questo </text:span><text:span text:style-name="T10">debba riferirsi a “</text:span><text:span text:style-name="T14">ipse</text:span><text:span text:style-name="T69">” per </text:span><text:span text:style-name="T70">giustificare le proprie tesi. </text:span><text:span text:style-name="T71">La verità non è più rivelata bensì </text:span><text:span text:style-name="T151">comprovata da un esperimento</text:span><text:span text:style-name="T72"> </text:span><text:span text:style-name="T73">con la certezza delle leggi matematiche. </text:span><text:span text:style-name="T74">La matematica assume il valore di un metodo totale, universalmente valido, </text:span><text:span text:style-name="T75">e il suo </text:span><text:span text:style-name="T76">uso di simboli </text:span><text:span text:style-name="T77">convenzionali appare come unica fonte di sapere e studio per i fenomeni naturali.</text:span></text:p>
      <text:p text:style-name="P9"><text:span text:style-name="T77">L’</text:span><text:span text:style-name="T21">autonomia della ricerca </text:span><text:span text:style-name="T78">scientifica doveva essere protetta dall’ingerenza della chiesa, </text:span><text:span text:style-name="T79">soprattutto dai gesuiti: </text:span><text:span text:style-name="T80">la </text:span><text:span text:style-name="T152">messa in discussione</text:span><text:span text:style-name="T80"> della tradizione aristotelica </text:span><text:span text:style-name="T81">non poteva non </text:span><text:span text:style-name="T82">far destare l’autorità ecclesiastica.</text:span></text:p>
      <text:p text:style-name="P3">Il <text:span text:style-name="T19">Sidereus nuncius</text:span></text:p>
      <text:p text:style-name="P10"><text:span text:style-name="T171">A seguito della sua pubblicazione, molti furono i detrattori di Galilei che, impauriti dalle conseguenze che l’accettare queste teorie avrebbe portato, </text:span><text:span text:style-name="T172">preferivano stare dalla parte della Chiesa. </text:span><text:span text:style-name="T173">La scelta del </text:span><text:span text:style-name="T153">latino</text:span><text:span text:style-name="T83"> </text:span><text:span text:style-name="T84">non implicava un’arid</text:span><text:span text:style-name="T85">a o scarna </text:span><text:span text:style-name="T84">esposi</text:span><text:span text:style-name="T85">zione: Galileo </text:span><text:span text:style-name="T86">era attento all’andamento del testo, delle descrizioni che venivano intramezzate da dei disegni </text:span><text:span text:style-name="T87">che aiutavano a ridurre l’astrazione; </text:span><text:span text:style-name="T90">pe</text:span><text:span text:style-name="T88">r rimanere più credibile, ancora, </text:span><text:span text:style-name="T89">paragona gli oggetti di studio nello spazio ad alcuni riconducibili sulla Terra. </text:span><text:span text:style-name="T91">Il suo barocchismo </text:span><text:span text:style-name="T92">sta nel </text:span><text:span text:style-name="T93">proporre una meraviglia non dettata dalla ricerca della parole o dell’inaspettato, </text:span><text:span text:style-name="T94">quanto piuttosto dal</text:span><text:span text:style-name="T95">la conoscenza delle cose.</text:span></text:p>
      <text:p text:style-name="P4"><text:soft-page-break/>L’epistolario e le lettere “copernicane”</text:p>
      <text:p text:style-name="P11">Galileo <text:span text:style-name="T187">intratteneva un fitto scambio di lettere con vari</text:span><text:span text:style-name="T189">e altre figure illustri a lui contemporanee</text:span><text:span text:style-name="T187">, </text:span><text:span text:style-name="T188">tra cui Keplero, </text:span><text:span text:style-name="T191">a</text:span><text:span text:style-name="T190"> </text:span><text:span text:style-name="T191">c</text:span><text:span text:style-name="T190">ui comunicava le sue ultime scoperte. </text:span><text:span text:style-name="T192">Galileo </text:span><text:span text:style-name="T193">si riferiva a principi e altr</text:span><text:span text:style-name="T194">e alte cariche sperando di ottenerne l’appoggio nella sua battaglia contro il dogmatismo ecclesiastico, </text:span><text:span text:style-name="T195">soprattutto dopo la pubblicazione del </text:span><text:span text:style-name="T20">Sidereus</text:span><text:span text:style-name="T174">.<text:line-break/></text:span><text:span text:style-name="T175">Considerato questo, le quattro lettere “copernicane”, </text:span><text:span text:style-name="T176">indirizzate a tre persone diverse, </text:span><text:span text:style-name="T177">esponevano </text:span><text:span text:style-name="T178">la difesa dello scienziato a favore </text:span><text:span text:style-name="T179">della teoria copernicana, </text:span><text:span text:style-name="T180">oltre che, nella lettera a Castelli, </text:span><text:span text:style-name="T181">la dottrina dell’</text:span><text:span text:style-name="T154">autonomia</text:span><text:span text:style-name="T96"> della </text:span><text:span text:style-name="T154">scienza</text:span><text:span text:style-name="T96"> </text:span><text:span text:style-name="T97">nei confronti della chiesa e dell’autorità aristotelica. </text:span><text:span text:style-name="T98">Galilei si sofferma sul fatto che, se mai ci dovesse essere una contraddizione tra scienza e fede, </text:span><text:span text:style-name="T99">la prima avrebbe la meglio in quanto </text:span><text:span text:style-name="T155">la natura è diretta espressione della volontà divina</text:span><text:span text:style-name="T99">, </text:span><text:span text:style-name="T100">mentre la Scrittura cristiana </text:span><text:span text:style-name="T101">è </text:span><text:span text:style-name="T102">influenzata dalla mentalità del tempo. </text:span><text:span text:style-name="T103">Lo scienziato non voleva chiaramente mettere in dubbio la sua fede ortodossa, ma la chiesa utilizzò queste lettere per suffragare le </text:span><text:span text:style-name="T156">accuse di eresia</text:span><text:span text:style-name="T103"> nei suoi confronti.</text:span></text:p>
      <text:p text:style-name="P5">Il <text:span text:style-name="T19">Dialogo sopra i due massimi sistemi</text:span></text:p>
      <text:p text:style-name="P12"><text:span text:style-name="T171">L’opera, revisionata da Papa Urbano VIII, </text:span><text:span text:style-name="T182">fu pubblicata </text:span><text:span text:style-name="T183">nella speranza che non creasse eccessivo scompiglio, </text:span><text:span text:style-name="T184">utilizzando lo stratagemma di </text:span><text:span text:style-name="T185">mantenere l’astrazione delle due teorie </text:span><text:span text:style-name="T157">equidistanti</text:span><text:span text:style-name="T104"> dal punto di vista dell’autore. </text:span><text:span text:style-name="T105">In forma di </text:span><text:span text:style-name="T158">dialogo</text:span><text:span text:style-name="T105">, </text:span><text:span text:style-name="T106">il trattato è diviso in </text:span><text:span text:style-name="T159">quattro giornate</text:span><text:span text:style-name="T106">, </text:span><text:span text:style-name="T107">ognuna delle quali è dedicata ad un tema diverso; </text:span><text:span text:style-name="T108">l’opera è basata </text:span><text:span text:style-name="T109">sul confronto/scontro tra le due visioni </text:span><text:span text:style-name="T160">antagonistiche</text:span><text:span text:style-name="T110"> </text:span><text:span text:style-name="T111">del mondo: </text:span><text:span text:style-name="T112">quella copernicana è sostenuta dal nobile </text:span><text:span text:style-name="T161">Salviati</text:span><text:span text:style-name="T112">, </text:span><text:span text:style-name="T113">che rappresenta lo spirito della ricerca </text:span><text:span text:style-name="T114">sperimentale, </text:span><text:span text:style-name="T115">mentre quella tolemaica </text:span><text:span text:style-name="T116">da </text:span><text:span text:style-name="T162">Simplicio</text:span><text:span text:style-name="T117">, </text:span><text:span text:style-name="T118">esponente fittizio della vecchia scuola di pensiero. I due sono accompagnati da </text:span><text:span text:style-name="T163">Francesco Sagredo</text:span><text:span text:style-name="T119">, </text:span><text:span text:style-name="T120">un amico di Galilei che, </text:span><text:span text:style-name="T121">constatando l</text:span><text:span text:style-name="T122">a veridicità degli argomenti di Salviati, </text:span><text:span text:style-name="T123">lo appoggia involontariamente, criticando e polemizzando le vecchie istituzioni. </text:span><text:span text:style-name="T124">Simplicio, che alla fine verrà schiacciato da Salviati, </text:span><text:span text:style-name="T125">mostra un altro aspetto della mente umana, ossia quello </text:span><text:span text:style-name="T126">della paura di prendersi la responsabilità di mettere in gioco </text:span><text:span text:style-name="T127">le proprie teorie, </text:span><text:span text:style-name="T128">combattere l’ignoranza. </text:span><text:span text:style-name="T129">Per questo motivo i destinatari dell’opera non erano solo scienziati, ma chiunque fosse </text:span><text:span text:style-name="T164">aperto del pubblico colto</text:span><text:span text:style-name="T129">.</text:span></text:p>
      <text:p text:style-name="P13"><text:span text:style-name="T129">G</text:span><text:span text:style-name="T21">alilei si ispira al modello ariostesco di armonia ed equilibrio; </text:span><text:span text:style-name="T130">il dialogo gli permette di essere </text:span><text:span text:style-name="T165">pungente</text:span><text:span text:style-name="T130"> e </text:span><text:span text:style-name="T165">ironico</text:span><text:span text:style-name="T130">, </text:span><text:span text:style-name="T131">potendo anche assumere il controllo dell’avversario per confutarlo dall’interno, </text:span><text:span text:style-name="T134">nonché</text:span><text:span text:style-name="T132"> </text:span><text:span text:style-name="T133">di essere efficacemente </text:span><text:span text:style-name="T166">persuasivo</text:span><text:span text:style-name="T133"> </text:span><text:span text:style-name="T134">grazie al realismo che implica il genere.</text:span><text:span text:style-name="T135"><text:line-break/>Galilei è anche attentissimo </text:span><text:span text:style-name="T136">all’eleganza e alla </text:span><text:span text:style-name="T167">precisione</text:span><text:span text:style-name="T136"> del linguaggio utilizzato, </text:span><text:span text:style-name="T137">e ciò è anche testimoniato dal parere di Italo Calvino e Giacomo Leopardi, che riservano allo scienziato il titolo come </text:span><text:span text:style-name="T168">uno dei migliori scrittori in prosa italiani</text:span><text:span text:style-name="T137">, curante dell’esposizione </text:span><text:span text:style-name="T138">in maniera </text:span><text:span text:style-name="T169">raffinata</text:span><text:span text:style-name="T138"> </text:span><text:span text:style-name="T139">e </text:span><text:span text:style-name="T170">ricca di pensiero</text:span><text:span text:style-name="T13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09:41:38.519593850</meta:creation-date>
    <dc:date>2021-03-15T16:31:18.575779986</dc:date>
    <meta:editing-duration>PT1H51M16S</meta:editing-duration>
    <meta:editing-cycles>214</meta:editing-cycles>
    <meta:generator>LibreOffice/6.4.6.2$Linux_X86_64 LibreOffice_project/40$Build-2</meta:generator>
    <meta:document-statistic meta:table-count="0" meta:image-count="0" meta:object-count="0" meta:page-count="2" meta:paragraph-count="13" meta:word-count="891" meta:character-count="6169" meta:non-whitespace-character-count="5291"/>
  </office:meta>
</office:document-meta>
</file>